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Párrafo_20_de_20_lista" style:list-style-name="WW8Num1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Párrafo_20_de_20_lista" style:list-style-name="WW8Num3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Párrafo_20_de_20_lista">
      <style:paragraph-properties fo:margin-left="1.905cm" fo:margin-right="0cm" fo:text-align="justify" style:justify-single-word="false" fo:text-indent="0cm" style:auto-text-indent="false"/>
    </style:style>
    <style:style style:name="P7" style:family="paragraph" style:parent-style-name="Párrafo_20_de_20_lista" style:list-style-name="WW8Num2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Párrafo_20_de_20_lista">
      <style:paragraph-properties fo:text-align="justify" style:justify-single-word="false"/>
    </style:style>
    <style:style style:name="T1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zReport, local variables and StringGrid</text:span></text:p>
      <text:p text:style-name="Standard"/>
      <text:p text:style-name="P2">This tutorial tryes to explain how to send local variables and data from a StringGrid to a report build with Lazreport and Lazarus.</text:p>
      <text:p text:style-name="P2">To send a local variable to a LazReport’s report, do as follows:</text:p>
      <text:list text:style-name="WW8Num1">
        <text:list-item>
          <text:p text:style-name="P3">Create a variable in LazReport and do not assign a value.</text:p>
        </text:list-item>
        <text:list-item>
          <text:p text:style-name="P3">This can be done at the menu file &gt; variable list &gt; variable in LazReport</text:p>
        </text:list-item>
        <text:list-item>
          <text:p text:style-name="P3">Now create a variable and do not assign a value.</text:p>
        </text:list-item>
      </text:list>
      <text:p text:style-name="P4"/>
      <text:list text:style-name="WW8Num3">
        <text:list-item>
          <text:p text:style-name="P5">Configure the event OnGetValue from the TfrReport <text:s/>to assign the vaue of our local variable to the LazReport value.</text:p>
        </text:list-item>
      </text:list>
      <text:list text:style-name="WW8Num1">
        <text:list-item>
          <text:p text:style-name="P3">If our local variable is called <text:s/>var_local and our report’s variable is called <text:s/>var_report, on the event OnGetValue whe should write:</text:p>
        </text:list-item>
      </text:list>
      <text:p text:style-name="P6"/>
      <text:p text:style-name="P6">If ParName = ‘var_report’ then</text:p>
      <text:p text:style-name="P6"><text:s text:c="2"/>ParValue := var_local;</text:p>
      <text:p text:style-name="P6"/>
      <text:p text:style-name="P2">To send data from a TStringGrid to LazReport, we should use a component called TfruserDataset. This component will represent our rows on the TStringGrid to be represented on the report. Do as follows:</text:p>
      <text:list text:style-name="WW8Num2">
        <text:list-item>
          <text:p text:style-name="P7">Add a TfrUserDataset to the form and configure it on the property Dataset from the <text:s/>TfrReport.</text:p>
        </text:list-item>
        <text:list-item>
          <text:p text:style-name="P7">Create a longint variable with a public or private scope <text:s/>under the form we are working with, for example FRow. This variable will be used to reference the diferent rows from our StringGrid.</text:p>
        </text:list-item>
        <text:list-item>
          <text:p text:style-name="P7">Then we must size our <text:s/>TfruserDataset, do as follows:</text:p>
        </text:list-item>
      </text:list>
      <text:list text:style-name="WW8Num1">
        <text:list-item>
          <text:p text:style-name="P3">Configure the number of rows, via the OnCheckEOF event:</text:p>
        </text:list-item>
      </text:list>
      <text:p text:style-name="P6">procedure TForm1.frUserDataSet1CheckEOF(Sender: TObject; var Eof: Boolean);</text:p>
      <text:p text:style-name="P6">begin</text:p>
      <text:p text:style-name="P6"><text:s text:c="3"/>Eof := FRow &gt; StringGrid1.RowCount - 1;</text:p>
      <text:p text:style-name="P6">end;</text:p>
      <text:list text:style-name="WW8Num1">
        <text:list-item>
          <text:p text:style-name="P3">This way we define how many row we are working with. The RowCount property from a StringGrid shows the numbers of rows it contains (- 1 because it starts from 0).</text:p>
        </text:list-item>
      </text:list>
      <text:list text:style-name="WW8Num2" text:continue-numbering="true">
        <text:list-item>
          <text:p text:style-name="P7">Now we should define from wich row to start. Usually row 0 is used for column captions, so let’s start from 1 .</text:p>
        </text:list-item>
      </text:list>
      <text:list text:style-name="WW8Num1">
        <text:list-item>
          <text:p text:style-name="P3">Configure the OnFirst event from the TfrUserDataSet:</text:p>
        </text:list-item>
      </text:list>
      <text:p text:style-name="P6">procedure TForm1.frUserDataSet1First(Sender: TObject);</text:p>
      <text:p text:style-name="P6">begin</text:p>
      <text:p text:style-name="P6"><text:s text:c="2"/>FRow := 1;</text:p>
      <text:p text:style-name="P6">end;</text:p>
      <text:list text:style-name="WW8Num2" text:continue-numbering="true">
        <text:list-item>
          <text:p text:style-name="P7">Configure the OnNext event from the TfrUserDataSet:</text:p>
        </text:list-item>
      </text:list>
      <text:p text:style-name="P8">procedure TForm1.frUserDataSet1Next(Sender: TObject);</text:p>
      <text:p text:style-name="P8">begin</text:p>
      <text:p text:style-name="P8"><text:s text:c="3"/>Inc(FRow);</text:p>
      <text:p text:style-name="P8">end;</text:p>
      <text:list text:style-name="WW8Num2" text:continue-numbering="true">
        <text:list-item>
          <text:p text:style-name="P7">That’s it with the TfrUserDataSet. Now let’s prepare the TfrReport to recibe data.</text:p>
        </text:list-item>
      </text:list>
      <text:list text:style-name="WW8Num1">
        <text:list-item>
          <text:p text:style-name="P3">Create a variable inside the report for each field we want to recibe from the StringGrid.</text:p>
        </text:list-item>
        <text:list-item>
          <text:p text:style-name="P3">Add a Master Data band, and add text boxes as needed, one for each variable.</text:p>
        </text:list-item>
        <text:list-item>
          <text:p text:style-name="P3">Configure th OnGetValue <text:s/>event(as explained early on this tutorial) to assign the fields of the StringGrid, using the Cells property (column, row). </text:p>
        </text:list-item>
      </text:list>
      <text:p text:style-name="P6">procedure TForm1.frReport1GetValue(const ParName: String; var ParValue: Variant</text:p>
      <text:p text:style-name="P6"><text:s text:c="2"/>);</text:p>
      <text:p text:style-name="P6">begin</text:p>
      <text:p text:style-name="P6"><text:s text:c="2"/>if ParName = 'variable_1' then</text:p>
      <text:p text:style-name="P6"><text:s text:c="4"/>ParValue := StringGrid1.Cells[1, FRow];</text:p>
      <text:p text:style-name="P6"><text:s text:c="4"/></text:p>
      <text:p text:style-name="P6"><text:s text:c="2"/>if ParName = 'variable_2' then</text:p>
      <text:p text:style-name="P6"><text:s text:c="4"/>ParValue := StringGrid1.Cells[2, FRow];</text:p>
      <text:p text:style-name="P6"><text:s/>end; <text:s/></text:p>
      <text:p text:style-name="P2">That’s it! There is a small example with this tutorial to demonstrate how to do this. If someone finds this tutorial usefull, write me at <text:a xlink:type="simple" xlink:href="mailto:german.basisty@gmail.com"><text:span text:style-name="Internet_20_link">german.basisty@gmail.com</text:span></text:a></text:p>
      <text:p text:style-name="P2">Enjo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MX" style:font-name-asian="Calibri" style:font-size-asian="11pt" style:font-name-complex="Calibri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Calibri" style:font-name-asian="Calibri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1.27cm" text:min-label-width="0.635cm"/>
        <style:text-properties style:font-name="Calibri"/>
      </text:list-level-style-bullet>
      <text:list-level-style-bullet text:level="2" text:style-name="WW8Num1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initial-creator>Germán C. Basisty</meta:initial-creator>
    <meta:creation-date>2007-12-16T22:00:00</meta:creation-date>
    <dc:creator>Germán C. Basisty</dc:creator>
    <dc:date>2007-12-17T16:16:00</dc:date>
    <dc:language>es-ES</dc:language>
    <meta:editing-cycles>9</meta:editing-cycles>
    <meta:editing-duration>PT2H4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6" meta:word-count="449" meta:character-count="2772"/>
  </office:meta>
</office:document-meta>
</file>